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3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font-style="italic" fo:background-color="transparent" style:font-style-asian="italic" style:font-style-complex="italic"/>
    </style:style>
    <style:style style:name="P14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fo:language="ru" fo:country="RU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17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font-size="10pt" fo:language="ru" fo:country="RU" fo:font-style="italic" fo:background-color="transparent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1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2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3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use-window-font-color="true" fo:language="en" fo:country="US" fo:background-color="transparent"/>
    </style:style>
    <style:style style:name="P24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  <style:text-properties style:use-window-font-color="true" fo:language="en" fo:country="US" fo:background-color="transparent"/>
    </style:style>
    <style:style style:name="P2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fo:background-color="transparent"/>
    </style:style>
    <style:style style:name="P28" style:family="paragraph" style:parent-style-name="Heading_20_2" style:list-style-name="">
      <style:paragraph-properties fo:text-align="justify" style:justify-single-word="false"/>
      <style:text-properties style:use-window-font-color="true" fo:background-color="transparent"/>
    </style:style>
    <style:style style:name="P29" style:family="paragraph" style:parent-style-name="Heading_20_2">
      <style:paragraph-properties fo:text-align="justify" style:justify-single-word="false" fo:break-before="page"/>
      <style:text-properties style:use-window-font-color="true" fo:background-color="transparent"/>
    </style:style>
    <style:style style:name="P30" style:family="paragraph" style:parent-style-name="Heading_20_1">
      <style:paragraph-properties fo:text-align="justify" style:justify-single-word="false" fo:break-before="pag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0pt" fo:language="ru" fo:country="RU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fo:language="en" fo:country="US" fo:background-color="transparent"/>
    </style:style>
    <style:style style:name="T10" style:family="text">
      <style:text-properties fo:language="ru" fo:country="RU"/>
    </style:style>
    <style:style style:name="T11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10</text:span></text:p>
        </draw:text-box>
      </draw:frame>
      <text:p text:style-name="P15">ZX Evolution</text:p>
      <text:p text:style-name="P6">Аварийное восстановление <text:span text:style-name="T6">Flash-ROM</text:span></text:p>
      <text:p text:style-name="P8">(<text:date style:data-style-name="N5036" text:date-value="2010-01-17T11:47:24.41" text:fixed="true">17.01.2010</text:date>)</text:p>
      <text:p text:style-name="P7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1"><text:s/>1 Назначение<text:tab/>2</text:p>
          <text:p text:style-name="P31"><text:s/>2 Как это сделать<text:tab/>2</text:p>
          <text:p text:style-name="P32"><text:s/>2.1 Подготовка и замечания<text:tab/>2</text:p>
          <text:p text:style-name="P32"><text:s/>2.2 Этап загрузки конфигурации «Флэшер»<text:tab/>3</text:p>
          <text:p text:style-name="P32"><text:s/>2.3 Этап программирования <text:s/>Flash-ROM<text:tab/>3</text:p>
          <text:p text:style-name="P32"><text:s/>2.4 Этап загрузки базовой конфигурации<text:tab/>3</text:p>
        </text:index-body>
      </text:table-of-content>
      <text:list xml:id="list36273629" text:style-name="L1">
        <text:list-header>
          <text:p text:style-name="P16"/>
        </text:list-header>
      </text:list>
      <text:h text:style-name="P30" text:outline-level="1">Назначение</text:h>
      <text:p text:style-name="P12">Конфигурация «Флэшер»<text:span text:style-name="T6"> </text:span>предназначена для первичного программирования или аварийного восстановления содержимого <text:span text:style-name="T6">Flash-ROM</text:span> компьютера <text:s/><text:span text:style-name="T6">ZX Evolution.</text:span></text:p>
      <text:p text:style-name="P12">Официальные конфигурации и прошивки ZX Evolution доступны с сайта разработчика (<text:a xlink:type="simple" xlink:href="http://www.nedopc.com/">www.nedopc.com</text:a>). Но возможна загрузка альтернативных прошивок от других разработчиков.</text:p>
      <text:p text:style-name="P13">Ознакомьтесь с документом «<text:span text:style-name="T6">ZX Evolution</text:span>. Обновление прошивок<text:span text:style-name="T5">.»</text:span></text:p>
      <text:p text:style-name="P18"/>
      <text:h text:style-name="Heading_20_1" text:outline-level="1">Как это сделать</text:h>
      <text:h text:style-name="Heading_20_2" text:outline-level="2">Подготовка и замечания</text:h>
      <text:p text:style-name="P10">Понадобятся:</text:p>
      <text:list xml:id="list36248217" text:style-name="L2">
        <text:list-item>
          <text:p text:style-name="P21">SD-карточка, отформатированная в FAT12, FAT16 или FAT32. MMC-карточки не поддерживаются.</text:p>
        </text:list-item>
        <text:list-item>
          <text:p text:style-name="P21">Файл конфигурации «Флэшер» (файл ZXEVO_FW.BIN)</text:p>
        </text:list-item>
        <text:list-item>
          <text:p text:style-name="P23">ZX-<text:span text:style-name="T10">прошивка ПЗУ (файл ZXEVO.ROM)</text:span></text:p>
        </text:list-item>
        <text:list-item>
          <text:p text:style-name="P21">Файл базовой конфигурации (файл ZXEVO_FW.BIN)</text:p>
        </text:list-item>
      </text:list>
      <text:p text:style-name="P10"/>
      <text:p text:style-name="P10">Удобно совместить загрузку конфигурации <text:span text:style-name="T6">«</text:span>Флэшер<text:span text:style-name="T6">» </text:span>и непосредственно программирование <text:s/><text:span text:style-name="T6">Flash-ROM. </text:span>Все этапы можно контролировать по зелёному светодиоду на плате компьютера (<text:span text:style-name="T6">VD6), </text:span>сигналам бипера, а также по порту <text:span text:style-name="T6">RS-232.</text:span></text:p>
      <text:p text:style-name="P10"/>
      <text:p text:style-name="P9">Количество сигналов бипера указывает на одну из возможных проблем:</text:p>
      <text:list xml:id="list36265080" text:style-name="L3">
        <text:list-item>
          <text:p text:style-name="P17">1 сигнал - не обнаружена <text:span text:style-name="T6">SD</text:span>-карта;</text:p>
        </text:list-item>
        <text:list-item>
          <text:p text:style-name="P17">2 сигнала - ошибка чтения сектора;</text:p>
        </text:list-item>
        <text:list-item>
          <text:p text:style-name="P17">3 сигнала - не найдена файловая система на <text:span text:style-name="T6">SD</text:span>-карте;</text:p>
        </text:list-item>
        <text:list-item>
          <text:p text:style-name="P17">4 сигнала - не найден файл прошивки;</text:p>
        </text:list-item>
        <text:list-item>
          <text:p text:style-name="P24">5 сигналов - файл прошивки повреждён.</text:p>
        </text:list-item>
        <text:list-item>
          <text:p text:style-name="P22">6 сигналов - файл прошивки ПЗУ больше 512 Кб.</text:p>
        </text:list-item>
      </text:list>
      <text:p text:style-name="P10"/>
      <text:p text:style-name="P10">Настройки терминальной программы: скорость 115200, без проверки четности, 8 бит, 2 стоп-бита, без управления потоком).</text:p>
      <text:p text:style-name="P10"/>
      <text:p text:style-name="P10">Этап программирования <text:s/><text:span text:style-name="T6">Flash-ROM </text:span>также можно контролировать на экране телевизора.</text:p>
      <text:h text:style-name="P28" text:outline-level="2"/>
      <text:h text:style-name="P29" text:outline-level="2">Этап загрузки конфигурации «Флэшер»</text:h>
      <text:p text:style-name="P10">В корневую директорию на SD-карточке запишите конфигурацию «Флешер» и <text:span text:style-name="T6">ZX</text:span>-прошивку.</text:p>
      <text:p text:style-name="P11"><text:span text:style-name="T8">Установите </text:span><text:span text:style-name="T9">SD</text:span><text:span text:style-name="T8">-карточку в картодержатель на плате ZX Evo.</text:span></text:p>
      <text:p text:style-name="P11"><text:span text:style-name="T8">Удерживая нажатой кнопку </text:span><text:span text:style-name="T9">SoftReset, </text:span><text:span text:style-name="T8">включите питание компьютера (или нажмите HardReset, если компьютер уже включен).</text:span></text:p>
      <text:p text:style-name="P12">При удачной загрузке конфигурации, бипер молчит.</text:p>
      <text:p text:style-name="P12">Начинает работать только что загруженная конфигурация.</text:p>
      <text:h text:style-name="P26" text:outline-level="2">Этап программирования <text:s/><text:span text:style-name="T9">Flash-ROM</text:span></text:h>
      <text:p text:style-name="P9">Светодиод горит вполнакала - Flash-ROM стирается.</text:p>
      <text:p text:style-name="P9">Светодиод мигает - прошивка в Flash-ROM записывается и проверяется.</text:p>
      <text:p text:style-name="P9">Светодиод погас - запись завершена.</text:p>
      <text:h text:style-name="P27" text:outline-level="2">Этап загрузки базовой конфигурации</text:h>
      <text:p text:style-name="P9">Установите SD-карточку с файлом базовой конфигурации.</text:p>
      <text:p text:style-name="P10"><text:span text:style-name="T6">Удерживая нажатой кнопку SoftReset, включите питание компьютера (или нажмите HardReset, если компьютер уже включен).</text:span></text:p>
      <text:p text:style-name="P12">При удачной загрузке конфигурации, бипер молчит.</text:p>
      <text:p text:style-name="P14"><text:span text:style-name="T8">Начинает работать только что загруженная конфигурация (к</text:span>омпьютер запускается уже с новыми прошивками)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<text:span text:style-name="MT1">n</text:span><text:span text:style-name="MT2">.</text:span><text:span text:style-name="MT1"> </text:span><text:span text:style-name="MT2">Аварийное восстановление </text:span><text:span text:style-name="MT1">Flash-ROM</text:span><text:span text:style-name="MT3">.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7T16:39:05.51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0" meta:object-count="0" meta:page-count="3" meta:paragraph-count="48" meta:word-count="347" meta:character-count="2631"/>
  </office:meta>
</office:document-meta>
</file>